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2a3f" officeooo:paragraph-rsid="000a2a3f"/>
    </style:style>
    <style:style style:name="P2" style:family="paragraph" style:parent-style-name="Standard">
      <style:text-properties officeooo:rsid="000d2482" officeooo:paragraph-rsid="000d2482"/>
    </style:style>
    <style:style style:name="T1" style:family="text">
      <style:text-properties officeooo:rsid="000d2482"/>
    </style:style>
    <style:style style:name="T2" style:family="text">
      <style:text-properties officeooo:rsid="001296ed"/>
    </style:style>
    <style:style style:name="T3" style:family="text">
      <style:text-properties officeooo:rsid="0011f8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<text:span text:style-name="T1">3</text:span>.05.2025</text:p>
      <text:p text:style-name="P1"/>
      <text:p text:style-name="P1">Ich als Spieler möchte nach dem Titelbildschirm entscheiden, ob ich das Spiel starten oder beenden möchte.</text:p>
      <text:p text:style-name="P1"/>
      <text:p text:style-name="P1">Ich als Spieler möchte nach der Entscheidung, dass ich das Spiel spielen will, entscheiden, ob ich einen bereits vorhandenen Spielstand weiter spielen, oder ein neues Spiel spielen möchte.</text:p>
      <text:p text:style-name="P1"/>
      <text:p text:style-name="P1">Ich als Spieler möchte nach der Entscheidung, das ich ein neues Spiel starten möchte, aus einer Auswahl von 3 Charakteren, die unterschiedliche Schwierigkeitsgrade repräsentieren, auswählen.</text:p>
      <text:p text:style-name="P1">→ <text:span text:style-name="T2">Erbt aus Klasse LebewesenMitSchadenUndLeben.</text:span></text:p>
      <text:p text:style-name="P1"/>
      <text:p text:style-name="P2">Ich als Spieler möchte Charaktere mit Lebensbalken und unterschiedlichen Statuswerten, damit ich einen klaren Unterschied der Charaktere erkenne.</text:p>
      <text:p text:style-name="P2"/>
      <text:p text:style-name="P2">Ich als Spieler möchte einen Händler, damit mein Charakter mit diesem interagieren und Handeln kann. → <text:span text:style-name="T3">Erbt von abstrakter Klasse Lebewesen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12T14:03:48.187739100</meta:creation-date>
    <dc:date>2025-05-13T12:48:39.272005000</dc:date>
    <meta:editing-duration>PT22H44M50S</meta:editing-duration>
    <meta:editing-cycles>4</meta:editing-cycles>
    <meta:generator>LibreOffice/25.2.2.2$Windows_X86_64 LibreOffice_project/7370d4be9e3cf6031a51beef54ff3bda878e3fac</meta:generator>
    <meta:document-statistic meta:table-count="0" meta:image-count="0" meta:object-count="0" meta:page-count="1" meta:paragraph-count="7" meta:word-count="114" meta:character-count="825" meta:non-whitespace-character-count="718"/>
  </office:meta>
</office:document-meta>
</file>